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color="#2a6099" loext:opacity="100%" style:font-name="DejaVu Serif" fo:font-size="20pt" style:font-size-asian="20pt" style:font-size-complex="20pt"/>
    </style:style>
    <style:style style:name="P2" style:family="paragraph" style:parent-style-name="Text_20_body">
      <style:paragraph-properties fo:text-align="start" style:justify-single-word="false"/>
      <style:text-properties style:font-name="DejaVu Serif" fo:font-size="12pt" officeooo:paragraph-rsid="0024aaa3" style:font-size-asian="12pt" style:font-size-complex="12pt"/>
    </style:style>
    <style:style style:name="P3" style:family="paragraph" style:parent-style-name="Text_20_body">
      <style:paragraph-properties fo:text-align="start" style:justify-single-word="false"/>
      <style:text-properties style:font-name="DejaVu Serif" fo:font-size="12pt" style:font-size-asian="12pt" style:font-size-complex="12pt"/>
    </style:style>
    <style:style style:name="P4" style:family="paragraph" style:parent-style-name="Text_20_body">
      <style:paragraph-properties fo:text-align="start" style:justify-single-word="false"/>
      <style:text-properties style:font-name="DejaVu Serif" fo:font-size="12pt" officeooo:paragraph-rsid="0008c1d5" style:font-size-asian="12pt" style:font-size-complex="12pt"/>
    </style:style>
    <style:style style:name="P5" style:family="paragraph" style:parent-style-name="Text_20_body">
      <style:paragraph-properties fo:text-align="start" style:justify-single-word="false"/>
      <style:text-properties style:font-name="DejaVu Serif" fo:font-size="12pt" officeooo:rsid="0008c1d5" officeooo:paragraph-rsid="0008c1d5" style:font-size-asian="12pt" style:font-size-complex="12pt"/>
    </style:style>
    <style:style style:name="P6" style:family="paragraph" style:parent-style-name="Text_20_body">
      <style:paragraph-properties fo:text-align="start" style:justify-single-word="false"/>
      <style:text-properties style:font-name="DejaVu Serif" fo:font-size="12pt" officeooo:rsid="0008c1d5" officeooo:paragraph-rsid="00094cbc" style:font-size-asian="12pt" style:font-size-complex="12pt"/>
    </style:style>
    <style:style style:name="P7" style:family="paragraph" style:parent-style-name="Text_20_body">
      <style:paragraph-properties fo:text-align="start" style:justify-single-word="false"/>
      <style:text-properties style:font-name="DejaVu Serif" fo:font-size="12pt" style:text-underline-style="none" officeooo:rsid="000856fd" officeooo:paragraph-rsid="000856fd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style:font-name="DejaVu Serif" fo:font-size="12pt" style:text-underline-style="none" officeooo:rsid="000856fd" officeooo:paragraph-rsid="0015e97f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style:font-name="DejaVu Serif" fo:font-size="12pt" style:text-underline-style="none" officeooo:rsid="000856fd" officeooo:paragraph-rsid="0026ff01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style:font-name="DejaVu Serif" fo:font-size="12pt" style:text-underline-style="none" officeooo:rsid="000856fd" officeooo:paragraph-rsid="0008c1d5" style:font-size-asian="12pt" style:font-size-complex="12pt"/>
    </style:style>
    <style:style style:name="P11" style:family="paragraph" style:parent-style-name="Text_20_body">
      <style:paragraph-properties fo:text-align="start" style:justify-single-word="false"/>
      <style:text-properties style:font-name="DejaVu Serif" fo:font-size="12pt" style:text-underline-style="none" officeooo:rsid="000856fd" officeooo:paragraph-rsid="000a5755" style:font-size-asian="12pt" style:font-size-complex="12pt"/>
    </style:style>
    <style:style style:name="P12" style:family="paragraph" style:parent-style-name="Text_20_body">
      <style:paragraph-properties fo:text-align="start" style:justify-single-word="false"/>
      <style:text-properties style:font-name="DejaVu Serif" fo:font-size="12pt" style:text-underline-style="none" officeooo:rsid="000856fd" officeooo:paragraph-rsid="00094cbc" style:font-size-asian="12pt" style:font-size-complex="12pt"/>
    </style:style>
    <style:style style:name="P13" style:family="paragraph" style:parent-style-name="Text_20_body">
      <style:paragraph-properties fo:text-align="start" style:justify-single-word="false"/>
      <style:text-properties style:font-name="DejaVu Serif" fo:font-size="12pt" style:text-underline-style="none" officeooo:rsid="0008c1d5" officeooo:paragraph-rsid="00094cbc" style:font-size-asian="12pt" style:font-size-complex="12pt"/>
    </style:style>
    <style:style style:name="P14" style:family="paragraph" style:parent-style-name="Text_20_body">
      <style:paragraph-properties fo:text-align="start" style:justify-single-word="false"/>
      <style:text-properties style:font-name="DejaVu Serif" fo:font-size="12pt" style:text-underline-style="none" officeooo:rsid="0008c1d5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style:font-name="DejaVu Serif" fo:font-size="12pt" style:text-underline-style="none" officeooo:rsid="0008c1d5" officeooo:paragraph-rsid="0008c1d5" style:font-size-asian="12pt" style:font-size-complex="12pt"/>
    </style:style>
    <style:style style:name="P16" style:family="paragraph" style:parent-style-name="Text_20_body">
      <style:paragraph-properties fo:text-align="start" style:justify-single-word="false"/>
      <style:text-properties style:font-name="DejaVu Serif" fo:font-size="12pt" style:text-underline-style="none" officeooo:paragraph-rsid="0024aaa3" style:font-size-asian="12pt" style:font-size-complex="12pt"/>
    </style:style>
    <style:style style:name="P17" style:family="paragraph" style:parent-style-name="Text_20_body">
      <style:paragraph-properties fo:text-align="start" style:justify-single-word="false"/>
      <style:text-properties style:font-name="DejaVu Serif" fo:font-size="12pt" style:text-underline-style="none" officeooo:rsid="0039da6c" officeooo:paragraph-rsid="0039da6c" style:font-size-asian="12pt" style:font-size-complex="12pt"/>
    </style:style>
    <style:style style:name="P18" style:family="paragraph" style:parent-style-name="Text_20_body">
      <style:paragraph-properties fo:text-align="start" style:justify-single-word="false"/>
      <style:text-properties style:font-name="DejaVu Serif" fo:font-size="12pt" style:text-underline-style="none" officeooo:rsid="0030732c" officeooo:paragraph-rsid="0030732c" style:font-size-asian="12pt" style:font-size-complex="12pt"/>
    </style:style>
    <style:style style:name="P19" style:family="paragraph" style:parent-style-name="Text_20_body">
      <style:paragraph-properties fo:text-align="start" style:justify-single-word="false"/>
      <style:text-properties style:font-name="DejaVu Serif" fo:font-size="12pt" style:text-underline-style="none" officeooo:rsid="00094cbc" style:font-size-asian="12pt" style:font-size-complex="12pt"/>
    </style:style>
    <style:style style:name="P20" style:family="paragraph" style:parent-style-name="Text_20_body">
      <style:paragraph-properties fo:text-align="start" style:justify-single-word="false"/>
      <style:text-properties style:font-name="DejaVu Serif" fo:font-size="12pt" style:text-underline-style="none" officeooo:rsid="00094cbc" officeooo:paragraph-rsid="00094cbc" style:font-size-asian="12pt" style:font-size-complex="12pt"/>
    </style:style>
    <style:style style:name="P21" style:family="paragraph" style:parent-style-name="Text_20_body">
      <style:paragraph-properties fo:text-align="start" style:justify-single-word="false"/>
      <style:text-properties style:text-line-through-style="none" style:text-line-through-type="none" style:font-name="DejaVu Serif" fo:font-size="12pt" style:text-underline-style="none" officeooo:rsid="000856fd" officeooo:paragraph-rsid="000856fd" style:font-size-asian="12pt" style:font-size-complex="12pt"/>
    </style:style>
    <style:style style:name="P22" style:family="paragraph" style:parent-style-name="Text_20_body">
      <style:paragraph-properties fo:text-align="start" style:justify-single-word="false"/>
      <style:text-properties style:text-line-through-style="none" style:text-line-through-type="none" style:font-name="DejaVu Serif" fo:font-size="12pt" style:text-underline-style="none" officeooo:rsid="000856fd" officeooo:paragraph-rsid="0008c1d5" style:font-size-asian="12pt" style:font-size-complex="12pt"/>
    </style:style>
    <style:style style:name="P23" style:family="paragraph" style:parent-style-name="Text_20_body">
      <style:paragraph-properties fo:text-align="start" style:justify-single-word="false"/>
      <style:text-properties style:text-line-through-style="none" style:text-line-through-type="none" style:font-name="DejaVu Serif" fo:font-size="12pt" style:text-underline-style="none" officeooo:rsid="0008c1d5" officeooo:paragraph-rsid="0008c1d5" style:font-size-asian="12pt" style:font-size-complex="12pt"/>
    </style:style>
    <style:style style:name="P24" style:family="paragraph" style:parent-style-name="Text_20_body">
      <style:paragraph-properties fo:text-align="start" style:justify-single-word="false"/>
      <style:text-properties style:text-line-through-style="none" style:text-line-through-type="none" style:font-name="DejaVu Serif" fo:font-size="12pt" style:text-underline-style="none" officeooo:rsid="00094cbc" officeooo:paragraph-rsid="00094cbc" style:font-size-asian="12pt" style:font-size-complex="12pt"/>
    </style:style>
    <style:style style:name="P25" style:family="paragraph" style:parent-style-name="Text_20_body">
      <style:paragraph-properties fo:text-align="start" style:justify-single-word="false"/>
      <style:text-properties fo:color="#000000" loext:opacity="100%" style:font-name="DejaVu Serif" fo:font-size="12pt" style:text-underline-style="none" officeooo:rsid="00094cbc" officeooo:paragraph-rsid="00094cbc" style:font-size-asian="12pt" style:font-size-complex="12pt"/>
    </style:style>
    <style:style style:name="P26" style:family="paragraph" style:parent-style-name="Heading_20_1">
      <style:text-properties fo:color="#3465a4" loext:opacity="100%" style:font-name="DejaVu Serif" fo:font-size="12pt" style:text-underline-style="solid" style:text-underline-width="bold" style:text-underline-color="font-color" style:font-size-asian="12pt" style:font-size-complex="12pt"/>
    </style:style>
    <style:style style:name="P27" style:family="paragraph" style:parent-style-name="Heading_20_1">
      <style:paragraph-properties fo:text-align="start" style:justify-single-word="false"/>
      <style:text-properties fo:color="#3465a4" loext:opacity="100%" style:font-name="DejaVu Serif" fo:font-size="12pt" style:text-underline-style="solid" style:text-underline-width="bold" style:text-underline-color="font-color" officeooo:rsid="00094cbc" officeooo:paragraph-rsid="00094cbc" style:font-size-asian="12pt" style:font-size-complex="12pt"/>
    </style:style>
    <style:style style:name="P28" style:family="paragraph" style:parent-style-name="Heading_20_1">
      <style:paragraph-properties fo:text-align="start" style:justify-single-word="false"/>
      <style:text-properties fo:color="#3465a4" loext:opacity="100%" style:font-name="DejaVu Serif" fo:font-size="12pt" officeooo:rsid="000856fd" officeooo:paragraph-rsid="000856fd" style:font-size-asian="12pt" style:font-size-complex="12pt"/>
    </style:style>
    <style:style style:name="P29" style:family="paragraph" style:parent-style-name="Heading_20_3">
      <style:paragraph-properties fo:text-align="start" style:justify-single-word="false"/>
      <style:text-properties style:font-name="DejaVu Serif" fo:font-size="12pt" style:font-size-asian="12pt" style:font-size-complex="12pt"/>
    </style:style>
    <style:style style:name="P30" style:family="paragraph" style:parent-style-name="Heading_20_3">
      <style:text-properties style:font-name="DejaVu Serif" fo:font-size="12pt" style:font-size-asian="12pt" style:font-size-complex="12pt"/>
    </style:style>
    <style:style style:name="P31" style:family="paragraph" style:parent-style-name="Text_20_body" style:list-style-name="L1">
      <style:paragraph-properties fo:text-align="start" style:justify-single-word="false"/>
      <style:text-properties fo:color="#2a6099" loext:opacity="100%" style:font-name="DejaVu Serif" fo:font-size="12pt" officeooo:paragraph-rsid="00094cbc" style:font-size-asian="12pt" style:font-size-complex="12pt"/>
    </style:style>
    <style:style style:name="P32" style:family="paragraph" style:parent-style-name="Text_20_body" style:list-style-name="L2">
      <style:paragraph-properties fo:text-align="start" style:justify-single-word="false"/>
      <style:text-properties fo:color="#2a6099" loext:opacity="100%" style:font-name="DejaVu Serif" fo:font-size="12pt" officeooo:paragraph-rsid="00094cbc" style:font-size-asian="12pt" style:font-size-complex="12pt"/>
    </style:style>
    <style:style style:name="P33" style:family="paragraph" style:parent-style-name="Text_20_body" style:list-style-name="L3">
      <style:paragraph-properties fo:text-align="start" style:justify-single-word="false"/>
      <style:text-properties fo:color="#2a6099" loext:opacity="100%" style:font-name="DejaVu Serif" fo:font-size="12pt" officeooo:paragraph-rsid="000b1cf6" style:font-size-asian="12pt" style:font-size-complex="12pt"/>
    </style:style>
    <style:style style:name="P34" style:family="paragraph" style:parent-style-name="Text_20_body" style:list-style-name="L5">
      <style:paragraph-properties fo:text-align="start" style:justify-single-word="false"/>
      <style:text-properties fo:color="#2a6099" loext:opacity="100%" style:font-name="DejaVu Serif" fo:font-size="12pt" style:font-size-asian="12pt" style:font-size-complex="12pt"/>
    </style:style>
    <style:style style:name="P35" style:family="paragraph" style:parent-style-name="Text_20_body" style:list-style-name="L6">
      <style:paragraph-properties fo:text-align="start" style:justify-single-word="false"/>
      <style:text-properties fo:color="#2a6099" loext:opacity="100%" style:font-name="DejaVu Serif" fo:font-size="12pt" style:font-size-asian="12pt" style:font-size-complex="12pt"/>
    </style:style>
    <style:style style:name="P36" style:family="paragraph" style:parent-style-name="Text_20_body" style:list-style-name="L7">
      <style:paragraph-properties fo:text-align="start" style:justify-single-word="false"/>
      <style:text-properties fo:color="#2a6099" loext:opacity="100%" style:font-name="DejaVu Serif" fo:font-size="12pt" style:text-underline-style="none" officeooo:rsid="00094cbc" style:font-size-asian="12pt" style:font-size-complex="12pt"/>
    </style:style>
    <style:style style:name="P37" style:family="paragraph" style:parent-style-name="Text_20_body" style:list-style-name="L4">
      <style:paragraph-properties fo:text-align="start" style:justify-single-word="false"/>
      <style:text-properties fo:color="#2a6099" loext:opacity="100%" style:font-name="DejaVu Serif" officeooo:paragraph-rsid="0026ff01"/>
    </style:style>
    <style:style style:name="P38" style:family="paragraph" style:parent-style-name="Text_20_body">
      <style:paragraph-properties fo:text-align="start" style:justify-single-word="false"/>
      <style:text-properties fo:color="#000000" loext:opacity="100%" style:font-name="DejaVu Serif" fo:font-size="12pt" style:text-underline-style="none" officeooo:rsid="00094cbc" officeooo:paragraph-rsid="00094cbc" style:font-size-asian="12pt" style:font-size-complex="12pt"/>
    </style:style>
    <style:style style:name="T1" style:family="text">
      <style:text-properties style:text-underline-style="solid" style:text-underline-width="auto" style:text-underline-color="font-color" officeooo:rsid="000856fd"/>
    </style:style>
    <style:style style:name="T2" style:family="text">
      <style:text-properties style:text-underline-style="solid" style:text-underline-width="auto" style:text-underline-color="font-color" officeooo:rsid="0008c1d5"/>
    </style:style>
    <style:style style:name="T3" style:family="text">
      <style:text-properties style:text-underline-style="solid" style:text-underline-width="auto" style:text-underline-color="font-color" officeooo:rsid="00094cbc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856fd"/>
    </style:style>
    <style:style style:name="T6" style:family="text">
      <style:text-properties style:text-underline-style="none" officeooo:rsid="0008c1d5"/>
    </style:style>
    <style:style style:name="T7" style:family="text">
      <style:text-properties style:text-underline-style="none" officeooo:rsid="00094cbc"/>
    </style:style>
    <style:style style:name="T8" style:family="text">
      <style:text-properties style:text-underline-style="none" officeooo:rsid="000c877d"/>
    </style:style>
    <style:style style:name="T9" style:family="text">
      <style:text-properties style:text-underline-style="none" officeooo:rsid="0026ff01"/>
    </style:style>
    <style:style style:name="T10" style:family="text">
      <style:text-properties style:text-line-through-style="none" style:text-line-through-type="none" style:text-underline-style="none"/>
    </style:style>
    <style:style style:name="T11" style:family="text">
      <style:text-properties officeooo:rsid="0008c1d5"/>
    </style:style>
    <style:style style:name="T12" style:family="text">
      <style:text-properties officeooo:rsid="000856fd"/>
    </style:style>
    <style:style style:name="T13" style:family="text">
      <style:text-properties fo:color="#780373" loext:opacity="100%"/>
    </style:style>
    <style:style style:name="T14" style:family="text">
      <style:text-properties fo:color="#780373" loext:opacity="100%" officeooo:rsid="0008c1d5"/>
    </style:style>
    <style:style style:name="T15" style:family="text">
      <style:text-properties fo:color="#780373" loext:opacity="100%" style:text-underline-style="none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color="#5b277d" loext:opacity="100%" style:text-line-through-style="none" style:text-line-through-type="none" fo:font-size="18pt" style:text-underline-style="solid" style:text-underline-width="bold" style:text-underline-color="font-color" style:font-size-asian="18pt" style:font-size-complex="18pt"/>
    </style:style>
    <style:style style:name="T18" style:family="text">
      <style:text-properties fo:color="#5b277d" loext:opacity="100%" fo:font-size="18pt" style:font-size-asian="18pt" style:font-size-complex="18pt"/>
    </style:style>
    <style:style style:name="T19" style:family="text">
      <style:text-properties fo:color="#5b277d" loext:opacity="100%" fo:font-size="18pt" officeooo:rsid="002f213a" style:font-size-asian="18pt" style:font-size-complex="18pt"/>
    </style:style>
    <style:style style:name="T20" style:family="text">
      <style:text-properties officeooo:rsid="001d2918"/>
    </style:style>
    <style:style style:name="T21" style:family="text">
      <style:text-properties officeooo:rsid="00094cbc"/>
    </style:style>
    <style:style style:name="T22" style:family="text">
      <style:text-properties officeooo:rsid="0030732c"/>
    </style:style>
    <style:style style:name="T23" style:family="text">
      <style:text-properties fo:font-size="12pt" style:text-underline-style="none" officeooo:rsid="00094cbc" style:font-size-asian="12pt" style:font-size-complex="12pt"/>
    </style:style>
    <style:style style:name="T24" style:family="text">
      <style:text-properties fo:font-size="12pt" style:text-underline-style="none" officeooo:rsid="0026ff01" style:font-size-asian="12pt" style:font-size-complex="12pt"/>
    </style:style>
    <style:style style:name="T25" style:family="text">
      <style:text-properties fo:font-size="12pt" style:text-underline-style="none" officeooo:rsid="000ad357" style:font-size-asian="12pt" style:font-size-complex="12pt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font-size="15pt" style:text-underline-style="none" officeooo:rsid="0008c1d5" style:font-size-asian="15pt" style:font-size-complex="15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Étapes <text:s/>d’installation:</text:p>
      <text:h text:style-name="P26" text:outline-level="1"><text:span text:style-name="T4"><text:tab/></text:span><text:span text:style-name="T18">MyS</text:span><text:span text:style-name="T19">QL</text:span><text:span text:style-name="T18">:</text:span></text:h>
      <text:p text:style-name="P7">Désarchiver et décompresser la source <text:s/><text:span text:style-name="T20">mysql</text:span>*.tar.gz</text:p>
      <text:p text:style-name="P7">$tar <text:s/>-zxvf <text:s/><text:span text:style-name="T20">mysql</text:span>*.tar.gz</text:p>
      <text:p text:style-name="P21">$cd <text:s/>nom_de_la_source_désarchivée</text:p>
      <text:p text:style-name="P7">$mkdir buildMS</text:p>
      <text:p text:style-name="P7">$cd buildMS</text:p>
      <text:p text:style-name="P7">$cmake <text:s/><text:span text:style-name="T26">..</text:span><text:span text:style-name="T16"><text:tab/><text:tab/></text:span><text:span text:style-name="T14">(recensement des dépendances de l’installation)</text:span></text:p>
      <text:h text:style-name="P29" text:outline-level="3"><text:span text:style-name="T5"><text:tab/><text:tab/><text:tab/></text:span><text:span text:style-name="T1">Erreurs:</text:span></text:h>
      <text:list xml:id="list3740456765" text:style-name="L1">
        <text:list-item>
          <text:p text:style-name="P31"><text:span text:style-name="T7">E</text:span><text:span text:style-name="T5">rreur </text:span><text:span text:style-name="T7">1</text:span><text:span text:style-name="T5"> – OpenSSL library</text:span></text:p>
        </text:list-item>
      </text:list>
      <text:p text:style-name="P8"><text:tab/><text:tab/><text:tab/><text:tab/>→ #apt-get install libssl-dev openssl</text:p>
      <text:p text:style-name="P13"><text:tab/><text:tab/><text:tab/>#cmake <text:s/><text:span text:style-name="T26">..</text:span></text:p>
      <text:list xml:id="list3585740554" text:style-name="L2">
        <text:list-item>
          <text:p text:style-name="P32"><text:span text:style-name="T5">Erreur </text:span><text:span text:style-name="T7">2</text:span><text:span text:style-name="T6"> </text:span><text:span text:style-name="T5">– ncurses library </text:span></text:p>
        </text:list-item>
      </text:list>
      <text:p text:style-name="P16"><text:span text:style-name="T12"><text:tab/><text:tab/><text:tab/><text:tab/>→ #apt-get install libncurses5-de</text:span><text:span text:style-name="T11">v</text:span></text:p>
      <text:p text:style-name="P2"><text:span text:style-name="T6"><text:tab/><text:tab/><text:tab/>#cmake <text:s/></text:span><text:span text:style-name="T27">..</text:span></text:p>
      <text:list xml:id="list2916713778" text:style-name="L3">
        <text:list-item>
          <text:p text:style-name="P33"><text:span text:style-name="T6">Erreur </text:span><text:span text:style-name="T9">3</text:span><text:span text:style-name="T6"> – Libxml2</text:span></text:p>
        </text:list-item>
      </text:list>
      <text:p text:style-name="P9"><text:tab/><text:tab/><text:tab/><text:tab/>→ <text:span text:style-name="T11">#apt-get install libxml2-dev</text:span></text:p>
      <text:list xml:id="list2568047558" text:style-name="L4">
        <text:list-item>
          <text:p text:style-name="P37"><text:span text:style-name="T23">Erreur </text:span><text:span text:style-name="T24">4</text:span><text:span text:style-name="T23"> – zlib </text:span><text:span text:style-name="T25">library</text:span></text:p>
        </text:list-item>
      </text:list>
      <text:p text:style-name="P10"><text:tab/><text:tab/><text:tab/><text:tab/>→ <text:span text:style-name="T21">#apt-get install zlib1g-dev </text:span></text:p>
      <text:p text:style-name="P11">#cmake <text:s/><text:span text:style-name="T26">..</text:span></text:p>
      <text:p text:style-name="P11">→MakeFile créé<text:tab/><text:span text:style-name="T14">(toutes les dépendances sont vérifiées)</text:span></text:p>
      <text:p text:style-name="P7">#make </text:p>
      <text:p text:style-name="P7">#make install</text:p>
      <text:p text:style-name="P17"><text:span text:style-name="T22">#echo export <text:s/>PATH=$PATH:/usr/local/</text:span>mysql<text:span text:style-name="T22">/bin &gt;&gt; .bashrc</text:span></text:p>
      <text:h text:style-name="P28" text:outline-level="1"><text:span text:style-name="T10"><text:tab/></text:span><text:span text:style-name="T17">Apache:</text:span></text:h>
      <text:p text:style-name="P10">Désarchiver et décompresser la source <text:s text:c="2"/><text:span text:style-name="T20">http</text:span>*.tar.gz</text:p>
      <text:p text:style-name="P10">$tar <text:s/>-zxvf <text:s/><text:span text:style-name="T20">http</text:span>*.tar.gz</text:p>
      <text:p text:style-name="P22"><text:soft-page-break/>$cd <text:s/>nom_de_la_source_désarchivée</text:p>
      <text:p text:style-name="P23">$./configure <text:s text:c="6"/><text:span text:style-name="T13"><text:s/>(recensement des dépendances de l’installation)</text:span></text:p>
      <text:h text:style-name="P30" text:outline-level="3"><text:span text:style-name="T6"><text:tab/><text:tab/><text:tab/></text:span><text:span text:style-name="T2">Erreurs:</text:span></text:h>
      <text:list xml:id="list1878164680" text:style-name="L5">
        <text:list-item>
          <text:p text:style-name="P34"><text:span text:style-name="T7">Erreur </text:span><text:span text:style-name="T6">1 – APR library</text:span></text:p>
        </text:list-item>
      </text:list>
      <text:p text:style-name="P14"><text:tab/><text:tab/><text:tab/><text:tab/>→ #apt-get install libapr1-dev libaprutil1-dev </text:p>
      <text:p text:style-name="P3"><text:span text:style-name="T6"><text:tab/><text:tab/><text:tab/></text:span><text:span text:style-name="T8">#./configure</text:span></text:p>
      <text:list xml:id="list3500625278" text:style-name="L6">
        <text:list-item>
          <text:p text:style-name="P35"><text:span text:style-name="T7">E</text:span><text:span text:style-name="T6">rreur 2 – PCRE </text:span></text:p>
        </text:list-item>
      </text:list>
      <text:p text:style-name="P3"><text:span text:style-name="T6"><text:tab/><text:tab/><text:tab/><text:tab/>→ </text:span><text:span text:style-name="T7">#apt-get install libpcre3-dev</text:span></text:p>
      <text:p text:style-name="P15">#./configure </text:p>
      <text:p text:style-name="P5"><text:span text:style-name="T4">→</text:span><text:span text:style-name="T5">MakeFile créé<text:tab/></text:span><text:span text:style-name="T15">(toutes les dépendances sont vérifiées)</text:span></text:p>
      <text:p text:style-name="P15">#make </text:p>
      <text:p text:style-name="P15">#make install</text:p>
      <text:p text:style-name="P18">$cd ~</text:p>
      <text:p text:style-name="P18">#echo export <text:s/>PATH=$PATH:/usr/local/apache2/bin &gt;&gt; .bashrc</text:p>
      <text:p text:style-name="P4"><text:span text:style-name="T6">#service start apache</text:span><text:span text:style-name="T7">2</text:span></text:p>
      <text:h text:style-name="P27" text:outline-level="1"><text:span text:style-name="T4"><text:tab/></text:span><text:span text:style-name="T18">PHP:</text:span></text:h>
      <text:p text:style-name="P12">Désarchiver et décompresser la source <text:s text:c="2"/><text:span text:style-name="T20">php</text:span>*.tar.gz</text:p>
      <text:p text:style-name="P12">$tar <text:s/>-zxvf <text:s/><text:span text:style-name="T20">php</text:span>*.tar.gz</text:p>
      <text:p text:style-name="P24">$cd <text:s/>nom_de_la_source_désarchivée</text:p>
      <text:p text:style-name="P24">$./configure<text:span text:style-name="T11"> <text:s text:c="7"/></text:span><text:span text:style-name="T14">(recensement des dépendances de l’installation)</text:span></text:p>
      <text:h text:style-name="P29" text:outline-level="3"><text:span text:style-name="T7"><text:tab/><text:tab/><text:tab/></text:span><text:span text:style-name="T3">Erreur:</text:span></text:h>
      <text:list xml:id="list1787468598" text:style-name="L7">
        <text:list-item>
          <text:p text:style-name="P36">Erreur <text:s/>– <text:s/>sqlite3 database</text:p>
        </text:list-item>
      </text:list>
      <text:p text:style-name="P19"><text:tab/><text:tab/><text:tab/><text:tab/>→ #apt-get install libsqlite3-dev</text:p>
      <text:p text:style-name="P20">#./configure </text:p>
      <text:p text:style-name="P6"><text:span text:style-name="T4">→</text:span><text:span text:style-name="T5">MakeFile créé<text:tab/></text:span><text:span text:style-name="T15">(toutes les dépendances sont vérifiées)</text:span></text:p>
      <text:p text:style-name="P25">#make </text:p>
      <text:p text:style-name="P25">#make instal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09:03:14.073750913</meta:creation-date>
    <meta:editing-duration>PT22M50S</meta:editing-duration>
    <meta:editing-cycles>13</meta:editing-cycles>
    <meta:generator>LibreOffice/7.3.7.2$Linux_X86_64 LibreOffice_project/30$Build-2</meta:generator>
    <dc:date>2024-04-24T14:03:26.742549787</dc:date>
    <meta:document-statistic meta:table-count="0" meta:image-count="0" meta:object-count="0" meta:page-count="2" meta:paragraph-count="54" meta:word-count="180" meta:character-count="1495" meta:non-whitespace-character-count="1273"/>
  </office:meta>
</office:document-meta>
</file>